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02cm" fo:min-width="0.55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02cm" fo:min-width="0.55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87cm" fo:min-width="0.147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889cm" fo:min-width="0.147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88cm" fo:min-width="0.945cm"/>
    </style:style>
    <style:style style:name="gr9" style:family="graphic" style:parent-style-name="standard">
      <style:graphic-properties draw:textarea-horizontal-align="justify" draw:textarea-vertical-align="middle" draw:auto-grow-height="false" fo:min-height="0.06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61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43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style:text-position="0% 100%" fo:font-size="13pt" style:font-size-asian="13pt" style:font-size-complex="13pt"/>
    </style:style>
    <style:style style:name="P7" style:family="paragraph">
      <loext:graphic-properties draw:fill="none" draw:fill-color="#ffffff"/>
      <style:text-properties style:text-position="0% 100%" fo:font-size="13pt" style:font-size-asian="13pt" style:font-size-complex="13pt"/>
    </style:style>
    <style:style style:name="T1" style:family="text">
      <style:text-properties style:text-position="0% 100%"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486cm" svg:height="1.488cm" svg:x="8.591cm" svg:y="8.97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487cm" svg:height="1.488cm" svg:x="5.421cm" svg:y="13.56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87cm" svg:height="1.488cm" svg:x="5.421cm" svg:y="6.97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custom-shape draw:style-name="gr3" draw:text-style-name="P2" draw:layer="layout" svg:width="0.647cm" svg:height="2.137cm" draw:transform="rotate (-1.5707963267949) translate (25.969cm 10.3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25.962cm" svg:y1="10.722cm" svg:x2="26.948cm" svg:y2="10.735cm">
            <text:p/>
          </draw:line>
          <draw:line draw:style-name="gr4" draw:text-style-name="P3" draw:layer="layout" svg:x1="22.814cm" svg:y1="10.722cm" svg:x2="23.8cm" svg:y2="10.735cm">
            <text:p/>
          </draw:line>
        </draw:g>
        <draw:g xml:id="id7" draw:id="id7">
          <draw:custom-shape draw:style-name="gr3" draw:text-style-name="P2" draw:layer="layout" svg:width="0.647cm" svg:height="2.137cm" svg:x="19.86cm" svg:y="12.4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20.189cm" svg:y1="12.491cm" svg:x2="20.202cm" svg:y2="11.505cm">
            <text:p/>
          </draw:line>
          <draw:line draw:style-name="gr4" draw:text-style-name="P3" draw:layer="layout" svg:x1="20.189cm" svg:y1="15.639cm" svg:x2="20.202cm" svg:y2="14.653cm">
            <text:p/>
          </draw:line>
        </draw:g>
        <draw:g xml:id="id6" draw:id="id6">
          <draw:custom-shape draw:style-name="gr5" draw:text-style-name="P2" draw:layer="layout" svg:width="0.647cm" svg:height="2.139cm" svg:x="16.648cm" svg:y="9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6.977cm" svg:y1="9.73cm" svg:x2="16.99cm" svg:y2="8.744cm">
            <text:p/>
          </draw:line>
          <draw:line draw:style-name="gr4" draw:text-style-name="P3" draw:layer="layout" svg:x1="16.977cm" svg:y1="12.879cm" svg:x2="16.99cm" svg:y2="11.893cm">
            <text:p/>
          </draw:line>
        </draw:g>
        <draw:g xml:id="id5" draw:id="id5">
          <draw:line draw:style-name="gr4" draw:text-style-name="P3" draw:layer="layout" svg:x1="13.7cm" svg:y1="8.478cm" svg:x2="13.7cm" svg:y2="6.851cm">
            <text:p/>
          </draw:line>
          <draw:line draw:style-name="gr4" draw:text-style-name="P3" draw:layer="layout" svg:x1="13.7cm" svg:y1="8.478cm" svg:x2="13.7cm" svg:y2="6.851cm">
            <text:p/>
          </draw:line>
          <draw:line draw:style-name="gr4" draw:text-style-name="P3" draw:layer="layout" svg:x1="14.426cm" svg:y1="8.478cm" svg:x2="14.426cm" svg:y2="6.851cm">
            <text:p/>
          </draw:line>
          <draw:line draw:style-name="gr4" draw:text-style-name="P3" draw:layer="layout" svg:x1="15.41cm" svg:y1="7.677cm" svg:x2="14.424cm" svg:y2="7.664cm">
            <text:p/>
          </draw:line>
          <draw:line draw:style-name="gr4" draw:text-style-name="P3" draw:layer="layout" svg:x1="13.713cm" svg:y1="7.677cm" svg:x2="12.727cm" svg:y2="7.664cm">
            <text:p/>
          </draw:line>
        </draw:g>
        <draw:g xml:id="id3" draw:id="id3">
          <draw:line draw:style-name="gr4" draw:text-style-name="P3" draw:layer="layout" svg:x1="2.997cm" svg:y1="12.341cm" svg:x2="1.407cm" svg:y2="12.351cm">
            <text:p/>
          </draw:line>
          <draw:line draw:style-name="gr4" draw:text-style-name="P3" draw:layer="layout" svg:x1="2.997cm" svg:y1="12.336cm" svg:x2="1.407cm" svg:y2="12.346cm">
            <text:p/>
          </draw:line>
          <draw:line draw:style-name="gr4" draw:text-style-name="P3" draw:layer="layout" svg:x1="1.84cm" svg:y1="12.561cm" svg:x2="2.629cm" svg:y2="12.561cm">
            <text:p/>
          </draw:line>
          <draw:line draw:style-name="gr4" draw:text-style-name="P3" draw:layer="layout" svg:x1="2.054cm" svg:y1="12.749cm" svg:x2="2.433cm" svg:y2="12.749cm">
            <text:p/>
          </draw:line>
          <draw:line draw:style-name="gr4" draw:text-style-name="P3" draw:layer="layout" svg:x1="2.221cm" svg:y1="12.328cm" svg:x2="2.227cm" svg:y2="11.843cm">
            <text:p/>
          </draw:line>
        </draw:g>
        <draw:connector draw:style-name="gr6" draw:text-style-name="P4" draw:layer="layout" draw:type="line" svg:x1="6.165cm" svg:y1="8.459cm" svg:x2="6.165cm" svg:y2="13.566cm" draw:start-shape="id1" draw:start-glue-point="8" draw:end-shape="id2" draw:end-glue-point="4" svg:d="M6165 8459v5107" svg:viewBox="0 0 1 5108">
          <text:p/>
        </draw:connector>
        <draw:connector draw:style-name="gr7" draw:text-style-name="P2" draw:layer="layout" svg:x1="2.201cm" svg:y1="11.843cm" svg:x2="9.334cm" svg:y2="10.467cm" draw:start-shape="id3" draw:start-glue-point="0" draw:end-shape="id4" draw:end-glue-point="8" svg:d="M2201 11843v-712h7133v-664" svg:viewBox="0 0 7134 1377">
          <text:p/>
        </draw:connector>
        <draw:connector draw:style-name="gr7" draw:text-style-name="P2" draw:layer="layout" svg:x1="9.334cm" svg:y1="8.979cm" svg:x2="12.727cm" svg:y2="7.664cm" draw:start-shape="id4" draw:start-glue-point="4" draw:end-shape="id5" draw:end-glue-point="3" svg:d="M9334 8979v-1315h3393" svg:viewBox="0 0 3394 1316">
          <text:p/>
        </draw:connector>
        <draw:connector draw:style-name="gr7" draw:text-style-name="P2" xml:id="id10" draw:id="id10" draw:layer="layout" svg:x1="15.41cm" svg:y1="7.664cm" svg:x2="16.971cm" svg:y2="8.744cm" draw:start-shape="id5" draw:start-glue-point="1" draw:end-shape="id6" draw:end-glue-point="0" svg:d="M15410 7664h1561v1080" svg:viewBox="0 0 1562 1081">
          <text:p/>
        </draw:connector>
        <draw:connector draw:style-name="gr7" draw:text-style-name="P2" draw:layer="layout" svg:x1="7.71cm" svg:y1="11.166cm" svg:x2="20.183cm" svg:y2="15.639cm" draw:end-shape="id7" draw:end-glue-point="2" svg:d="M7710 11166v5024h12473v-551" svg:viewBox="0 0 12474 5025">
          <text:p/>
        </draw:connector>
        <draw:connector draw:style-name="gr6" draw:text-style-name="P4" draw:layer="layout" draw:type="line" svg:x1="16.971cm" svg:y1="12.88cm" svg:x2="17.005cm" svg:y2="16.345cm" draw:start-shape="id6" draw:start-glue-point="2" svg:d="M16971 12880l34 3465" svg:viewBox="0 0 35 3466">
          <text:p/>
        </draw:connector>
        <draw:connector draw:style-name="gr7" draw:text-style-name="P2" xml:id="id11" draw:id="id11" draw:layer="layout" svg:x1="20.183cm" svg:y1="11.505cm" svg:x2="22.814cm" svg:y2="10.716cm" draw:start-shape="id7" draw:start-glue-point="0" draw:end-shape="id8" draw:end-glue-point="3" svg:d="M20183 11505v-789h2631" svg:viewBox="0 0 2632 790">
          <text:p/>
        </draw:connector>
        <draw:custom-shape draw:style-name="gr8" draw:text-style-name="P2" xml:id="id9" draw:id="id9" draw:layer="layout" svg:width="2.89cm" svg:height="2.513cm" draw:transform="rotate (-1.5707963267949) translate (22.643cm 5.2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626.33637548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20.13cm" svg:y1="8.1cm" svg:x2="16.971cm" svg:y2="7.664cm" draw:start-shape="id9" draw:start-glue-point="8" draw:end-shape="id10" draw:end-glue-point="0" svg:d="M20130 8100h-1580v-436h-1579" svg:viewBox="0 0 3160 437">
          <text:p/>
        </draw:connector>
        <draw:connector draw:style-name="gr7" draw:text-style-name="P2" draw:layer="layout" draw:line-skew="-1.099cm" svg:x1="6.165cm" svg:y1="6.971cm" svg:x2="21.387cm" svg:y2="5.922cm" draw:start-shape="id1" draw:start-glue-point="4" draw:end-shape="id9" draw:end-glue-point="5" svg:d="M6165 6971v-2262h15222v1213" svg:viewBox="0 0 15223 2263">
          <text:p/>
        </draw:connector>
        <draw:connector draw:style-name="gr7" draw:text-style-name="P2" draw:layer="layout" draw:line-skew="1.764cm" svg:x1="6.165cm" svg:y1="15.054cm" svg:x2="21.387cm" svg:y2="7.367cm" draw:start-shape="id2" draw:start-glue-point="8" draw:end-shape="id9" draw:end-glue-point="9" svg:d="M6165 15054v502h15222v-8189" svg:viewBox="0 0 15223 8190">
          <text:p/>
        </draw:connector>
        <draw:custom-shape draw:style-name="gr9" draw:text-style-name="P2" draw:layer="layout" svg:width="0.438cm" svg:height="0.44cm" svg:x="5.93cm" svg:y="10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37cm" svg:height="0.44cm" svg:x="7.51cm" svg:y="10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437cm" svg:height="0.44cm" svg:x="16.737cm" svg:y="7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2" draw:layer="layout" svg:x1="22.643cm" svg:y1="6.633cm" svg:x2="26.948cm" svg:y2="10.716cm" draw:start-shape="id9" draw:start-glue-point="4" draw:end-shape="id8" draw:end-glue-point="1" svg:d="M22643 6633h4855v4083h-550" svg:viewBox="0 0 4856 4084">
          <text:p/>
        </draw:connector>
        <draw:custom-shape draw:style-name="gr9" draw:text-style-name="P2" draw:layer="layout" svg:width="0.438cm" svg:height="0.44cm" svg:x="16.802cm" svg:y="16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2" draw:layer="layout" svg:x1="20.13cm" svg:y1="5.211cm" svg:x2="20.183cm" svg:y2="10.716cm" draw:start-shape="id9" draw:start-glue-point="6" draw:end-shape="id11" draw:end-glue-point="0" svg:d="M20130 5211h-502v5505h555" svg:viewBox="0 0 556 5506">
          <text:p/>
        </draw:connector>
        <draw:custom-shape draw:style-name="gr9" draw:text-style-name="P2" draw:layer="layout" svg:width="0.437cm" svg:height="0.44cm" svg:x="19.939cm" svg:y="10.4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438cm" svg:height="0.439cm" svg:x="27.351cm" svg:y="10.3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5" draw:layer="layout" svg:width="1.508cm" svg:height="3.393cm" svg:x="21.009cm" svg:y="5.084cm">
          <draw:text-box>
            <text:p text:style-name="P2">+</text:p>
            <text:p text:style-name="P2"/>
            <text:p text:style-name="P2">-</text:p>
          </draw:text-box>
        </draw:frame>
        <draw:frame draw:style-name="gr11" draw:text-style-name="P5" draw:layer="layout" svg:width="1.508cm" svg:height="3.393cm" draw:transform="rotate (-3.14159265358979) translate (21.261cm 8.1cm)">
          <draw:text-box>
            <text:p text:style-name="P2">+</text:p>
            <text:p text:style-name="P2"/>
            <text:p text:style-name="P2">-</text:p>
          </draw:text-box>
        </draw:frame>
        <draw:frame draw:style-name="gr12" draw:text-style-name="P7" draw:layer="layout" svg:width="1.46cm" svg:height="1.4cm" svg:x="18.5cm" svg:y="5.1cm">
          <draw:text-box>
            <text:p text:style-name="P6"><text:span text:style-name="T1">U</text:span><text:span text:style-name="T2">1</text:span></text:p>
          </draw:text-box>
        </draw:frame>
        <draw:frame draw:style-name="gr12" draw:text-style-name="P7" draw:layer="layout" svg:width="1.46cm" svg:height="1.4cm" svg:x="24.402cm" svg:y="10.972cm">
          <draw:text-box>
            <text:p text:style-name="P6"><text:span text:style-name="T1">R</text:span><text:span text:style-name="T2">2</text:span></text:p>
          </draw:text-box>
        </draw:frame>
        <draw:frame draw:style-name="gr12" draw:text-style-name="P7" draw:layer="layout" svg:width="1.46cm" svg:height="1.4cm" svg:x="13.47cm" svg:y="5.82cm">
          <draw:text-box>
            <text:p text:style-name="P6"><text:span text:style-name="T1">C</text:span><text:span text:style-name="T2">1</text:span></text:p>
          </draw:text-box>
        </draw:frame>
        <draw:frame draw:style-name="gr12" draw:text-style-name="P7" draw:layer="layout" svg:width="1.46cm" svg:height="1.4cm" svg:x="18.67cm" svg:y="13cm">
          <draw:text-box>
            <text:p text:style-name="P6"><text:span text:style-name="T1">R</text:span><text:span text:style-name="T2">1</text:span></text:p>
          </draw:text-box>
        </draw:frame>
        <draw:frame draw:style-name="gr12" draw:text-style-name="P7" draw:layer="layout" svg:width="1.46cm" svg:height="1.4cm" svg:x="15.528cm" svg:y="10.236cm">
          <draw:text-box>
            <text:p text:style-name="P6"><text:span text:style-name="T1">R</text:span><text:span text:style-name="T2">3</text:span></text:p>
          </draw:text-box>
        </draw:frame>
        <draw:frame draw:style-name="gr12" draw:text-style-name="P7" draw:layer="layout" svg:width="1.46cm" svg:height="1.4cm" svg:x="7.486cm" svg:y="9.087cm">
          <draw:text-box>
            <text:p text:style-name="P6"><text:span text:style-name="T1">V</text:span><text:span text:style-name="T2">3</text:span></text:p>
          </draw:text-box>
        </draw:frame>
        <draw:frame draw:style-name="gr12" draw:text-style-name="P7" draw:layer="layout" svg:width="1.46cm" svg:height="1.4cm" svg:x="4.297cm" svg:y="13.754cm">
          <draw:text-box>
            <text:p text:style-name="P6"><text:span text:style-name="T1">V</text:span><text:span text:style-name="T2">2</text:span></text:p>
          </draw:text-box>
        </draw:frame>
        <draw:frame draw:style-name="gr12" draw:text-style-name="P7" draw:layer="layout" svg:width="1.46cm" svg:height="1.4cm" svg:x="4.219cm" svg:y="7.077cm">
          <draw:text-box>
            <text:p text:style-name="P6"><text:span text:style-name="T1">V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32:25.274698946</meta:creation-date>
    <dc:date>2021-06-07T18:08:30.612334609</dc:date>
    <meta:editing-duration>PT13M6S</meta:editing-duration>
    <meta:editing-cycles>4</meta:editing-cycles>
    <meta:generator>LibreOffice/6.4.6.2$Linux_X86_64 LibreOffice_project/40$Build-2</meta:generator>
    <meta:document-statistic meta:object-count="56"/>
  </office:meta>
</office:document-meta>
</file>